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 Mono" svg:font-family="'SF Mon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SF Mono" officeooo:rsid="00084c52" officeooo:paragraph-rsid="00084c52" style:font-name-asian="SF Mono"/>
    </style:style>
    <style:style style:name="P2" style:family="paragraph" style:parent-style-name="Text_20_body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SF Mono" officeooo:rsid="00084c52" officeooo:paragraph-rsid="00092ba2" style:font-name-asian="SF Mono"/>
    </style:style>
    <style:style style:name="P3" style:family="paragraph" style:parent-style-name="Text_20_body">
      <style:text-properties style:font-name="SF Mono" officeooo:rsid="00084c52" officeooo:paragraph-rsid="00092ba2" style:font-name-asian="SF Mono"/>
    </style:style>
    <style:style style:name="P4" style:family="paragraph" style:parent-style-name="Text_20_body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SF Mono" officeooo:rsid="00084c52" officeooo:paragraph-rsid="000b87a7" style:font-name-asian="SF Mono"/>
    </style:style>
    <style:style style:name="P5" style:family="paragraph" style:parent-style-name="Heading_20_1">
      <style:text-properties style:font-name="SF Mono" officeooo:rsid="00084c52" officeooo:paragraph-rsid="00084c52" style:font-name-asian="SF Mono"/>
    </style:style>
    <style:style style:name="P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2ba2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art 1</text:h>
      <text:p text:style-name="P3">1. <text:span text:style-name="T1">Yes,</text:span></text:p>
      <text:p text:style-name="P3"><text:tab/>memory word 0 表示可以使用，1 表示無法使用 <text:span text:style-name="T1">=&gt; </text:span></text:p>
      <text:p text:style-name="P3"><text:tab/>在 register 內存入 1，memory word 存入 0 <text:span text:style-name="T1">=&gt; </text:span></text:p>
      <text:p text:style-name="P3"><text:tab/>swap memory word and register <text:span text:style-name="T1">=&gt; </text:span></text:p>
      <text:p text:style-name="P3"><text:tab/>register 內是 0 表示可以使用，1 表示無法使用 <text:span text:style-name="T1">=&gt; </text:span></text:p>
      <text:p text:style-name="P3"><text:tab/>process 結束後將 memory word 重設成 0</text:p>
      <text:p text:style-name="P4">2. (a) <draw:g text:anchor-type="as-char" svg:y="-0.0909in" draw:z-index="0" draw:name="Shape1" draw:style-name="gr9"><svg:title>TexMaths</svg:title><svg:desc>12§display§T \over T + S§svg§600§FALSE§</svg:desc><draw:g draw:style-name="gr2"><draw:path draw:style-name="gr10" draw:text-style-name="P6" svg:width="0.2677in" svg:height="0.2307in" svg:x="0.0087in" svg:y="0.0087in" svg:viewBox="0 0 681 587" svg:d="M0 0c227 0 454 0 681 0 0 196 0 392 0 587-227 0-454 0-681 0 0-195 0-391 0-587z"><text:p/></draw:path><draw:path draw:style-name="gr11" draw:text-style-name="P7" svg:width="0.1126in" svg:height="0.1122in" svg:x="0.087in" svg:y="0in" svg:viewBox="0 0 287 286" svg:d="M169 30c4-12 5-14 11-16 3-1 17-1 26-1 42 0 61 1 61 35 0 6-1 23-3 34 0 1-1 6-1 7 0 4 1 6 4 6 5 0 6-4 8-10 3-24 7-49 10-73 0-2 2-6 2-7 0-5-5-5-12-5-78 0-156 0-234 0-10 0-10 0-13 8-9 26-17 50-26 75 0 1-2 6-2 7 0 3 2 5 5 5 5 0 5-2 7-9 23-66 34-73 96-73 6 0 11 0 17 0 12 0 12 1 12 5 0 2-2 7-3 8-19 76-37 151-56 226-4 16-5 21-50 21-15 0-17 0-17 7 0 6 5 6 7 6 11 0 23-1 34-1 12 0 24 0 36 0 10 0 23 0 34 0 13 0 25 1 37 1 5 0 10 0 10-8 0-5-4-5-14-5-11 0-17 0-28-1-12-2-16-3-16-10 2-4 0-3 3-9 18-74 36-148 55-223z"><text:p/></draw:path><draw:path draw:style-name="gr11" draw:text-style-name="P7" svg:width="0.2846in" svg:height="0.0063in" svg:x="0in" svg:y="0.1323in" svg:viewBox="0 0 724 17" svg:d="M0 0c241 0 483 0 724 0 0 6 0 11 0 17-241 0-483 0-724 0 0-6 0-11 0-17z"><text:p/></draw:path><draw:path draw:style-name="gr11" draw:text-style-name="P7" svg:width="0.0858in" svg:height="0.078in" svg:x="0.0051in" svg:y="0.1559in" svg:viewBox="0 0 219 199" svg:d="M129 20c3-8 4-9 10-9 1 0 12 0 18 0 18 0 25 0 32 2 14 4 15 12 15 23 0 5 0 8-3 24 0 1 0 2 0 4s2 3 5 3c5 0 5-2 6-7 3-19 5-37 7-56 0-4-3-4-8-4-61 0-121 0-181 0-8 0-8 0-11 6-6 18-12 35-18 53 0 1-1 3-1 5 0 1 0 3 5 3 3 0 3-1 6-7 17-47 26-49 72-49 3 0 8 0 12 0 8 0 9 0 9 2 0 3 0 3-1 6-13 52-26 104-39 156-3 11-4 14-35 14-10 0-13 0-13 7 2 1 1 3 6 3 7 0 16-1 25-1 8 0 17 0 25 0s18 0 26 0c9 1 17 1 25 1 3 0 6 0 6-6 0-4-2-4-12-4-6 0-10 0-16 0-10-2-11-3-11-6s0-3 1-8c13-51 25-103 38-155z"><text:p/></draw:path><draw:path draw:style-name="gr11" draw:text-style-name="P7" svg:width="0.085in" svg:height="0.085in" svg:x="0.1043in" svg:y="0.1626in" svg:viewBox="0 0 217 217" svg:d="M115 115c30 0 60 0 91 0 4 0 11 0 11-6 0-8-7-8-11-8-31 0-61 0-91 0 0-30 0-60 0-90 0-4 0-11-6-11-8 0-8 7-8 11 0 30 0 60 0 90-30 0-60 0-90 0-4 0-11 0-11 7s6 7 11 7c30 0 60 0 90 0 0 30 0 60 0 92 0 3 0 10 7 10s7-7 7-10c0-32 0-62 0-92z"><text:p/></draw:path><draw:path draw:style-name="gr11" draw:text-style-name="P7" svg:width="0.0732in" svg:height="0.0839in" svg:x="0.2063in" svg:y="0.1528in" svg:viewBox="0 0 187 214" svg:d="M187 4c0-2-1-4-5-4-1 0-1 0-5 5-4 6-9 11-14 17-12-16-30-22-48-22-42 0-79 34-79 68 0 4 1 16 10 27 10 12 21 14 42 19 6 1 20 5 23 6 10 3 28 9 28 31 0 24-25 52-59 52-25 0-56-10-56-42 0-2 0-10 1-14 0-2 0-2 0-3 0-3-2-3-3-3-5 0-5 1-6 6-5 19-11 38-16 58 0 2 0 4 0 5s1 4 4 4c2 0 2 0 6-5 3-2 10-12 14-16 16 17 38 21 56 21 45 0 81-39 81-73 0-14-6-26-12-32-11-10-15-12-53-21-6-2-16-4-19-4-7-4-19-11-19-28 0-22 26-46 56-46 32 0 48 18 48 45 0 5-1 11-1 13 0 5 3 5 4 5 5 0 5-1 6-6 5-21 10-42 16-63z"><text:p/></draw:path></draw:g></draw:g><text:s/>(b) <draw:g text:anchor-type="as-char" svg:y="-0.2244in" draw:z-index="4" draw:style-name="gr1"><svg:title>TexMaths</svg:title><svg:desc>12§display§{T \over T+S} §svg§600§FALSE§</svg:desc><draw:g draw:style-name="gr2"><draw:path draw:style-name="gr3" draw:text-style-name="P6" svg:width="0.4161in" svg:height="0.3346in" svg:x="0.0087in" svg:y="0.0091in" svg:viewBox="0 0 1058 851" svg:d="M530 851c-177 0-354 0-530 0 0-284 0-567 0-851 353 0 706 0 1058 0 0 284 0 567 0 851-176 0-352 0-528 0z"><text:p/></draw:path><draw:path draw:style-name="gr4" draw:text-style-name="P7" svg:width="0.1126in" svg:height="0.1122in" svg:x="0.1614in" svg:y="0.0004in" svg:viewBox="0 0 287 286" svg:d="M169 30c4-12 5-14 11-16 4-1 17-1 26-1 42 0 62 1 62 35 0 6-3 23-4 34 0 1-1 7-1 8 0 3 1 5 5 5s6-4 7-10c3-24 7-49 11-73 0-1 1-6 1-7 0-5-5-5-12-5-78 0-156 0-234 0-10 0-10 1-13 8-9 26-17 50-26 75 0 1-1 5-2 7 0 3 2 5 5 5 5 0 5-2 7-8 23-67 34-74 96-74 6 0 11 0 17 0 12 0 12 1 12 5 0 2-1 8-3 10-19 74-37 149-56 224-4 16-5 21-50 21-15 0-17 0-17 7 0 6 5 6 7 6 11 0 23-1 34-1 12 0 24 0 36 0 10 0 24 0 34 0 14 0 26 1 38 1 4 0 9 0 9-8 0-5-3-5-14-5s-17 0-28-1c-12-2-15-3-15-10 1-4 0-2 2-8 18-75 37-149 55-224z"><text:p/></draw:path><draw:path draw:style-name="gr5" draw:text-style-name="P7" svg:width="0.4335in" svg:height="0.0063in" svg:x="0.0004in" svg:y="0.1799in" svg:viewBox="0 0 1102 17" svg:d="M552 17c-185 0-368 0-552 0 0-6 0-11 0-17 367 0 734 0 1102 0 0 6 0 11 0 17-184 0-368 0-550 0z"><text:p/></draw:path><draw:path draw:style-name="gr6" draw:text-style-name="P7" svg:width="0.1122in" svg:height="0.1122in" svg:x="0.0047in" svg:y="0.226in" svg:viewBox="0 0 286 286" svg:d="M169 30c4-12 5-14 10-16 3-1 18-1 26-1 43 0 63 1 63 35 0 6-3 23-4 34-1 1-1 6-1 8 0 3 1 5 5 5s6-4 6-10c3-24 7-49 12-73 0-1 0-6 0-7 0-5-4-5-11-5-78 0-156 0-234 0-10 0-11 1-13 8-9 26-17 50-26 75-1 1-1 5-2 7 0 3 1 5 5 5 3 0 5-2 7-8 23-67 34-74 96-74 6 0 11 0 17 0 11 0 11 1 11 5 0 2-2 8-2 10-19 74-37 149-56 224-4 16-5 21-50 21-15 0-18 0-18 7 0 6 4 6 7 6 12 0 24-1 35-1 12 0 24 0 36 0s24 0 34 0c12 0 26 1 38 1 3 0 8 0 8-8 0-5-2-5-14-5-10 0-16 0-27-1-12-2-15-3-15-10 0-4 0-2 1-8 19-75 37-149 56-224z"><text:p/></draw:path><draw:path draw:style-name="gr7" draw:text-style-name="P7" svg:width="0.1098in" svg:height="0.1102in" svg:x="0.1665in" svg:y="0.2417in" svg:viewBox="0 0 280 281" svg:d="M149 149c39 0 78 0 117 0 6 0 14 0 14-8 0-9-8-9-14-9-39 0-78 0-117 0 0-39 0-78 0-118 0-6 0-14-9-14-8 0-8 8-8 14 0 40 0 79 0 118-40 0-79 0-119 0-5 0-13 0-13 9 0 8 8 8 13 8 40 0 79 0 119 0 0 38 0 78 0 118 0 6 0 14 8 14 9 0 9-8 9-14 0-40 0-80 0-118z"><text:p/></draw:path><draw:path draw:style-name="gr8" draw:text-style-name="P7" svg:width="0.098in" svg:height="0.1201in" svg:x="0.3315in" svg:y="0.2213in" svg:viewBox="0 0 250 306" svg:d="M250 5c0-1-2-5-5-5s-3 1-7 7c-8 9-15 16-21 24-11-20-33-31-61-31-53 0-103 49-103 100 0 35 21 54 43 60 16 3 30 7 46 12 15 3 38 9 38 44 0 39-35 78-76 78-27 0-74-9-74-62 0-10 2-20 4-23 0-1 0-1 0-2 0-5-3-5-5-5-3 0-3 0-4 1-2 3-25 99-25 100 0 2 1 3 4 3 2 0 2 0 8-6 7-8 13-16 20-24 18 24 47 30 71 30 58 0 107-55 107-108 0-29-14-43-20-49-10-10-16-11-53-20-10-3-25-8-29-9-11-3-25-15-25-38 0-34 33-70 73-70 35 0 61 18 61 66 0 13-2 21-2 23 0 1 0 5 5 5 4 0 4-1 7-9 7-31 14-61 23-92z"><text:p/></draw:path></draw:g></draw:g><text:s/>(c) <draw:g text:anchor-type="as-char" svg:y="-0.2272in" draw:z-index="1" draw:name="Shape3" draw:style-name="gr9"><svg:title>TexMaths</svg:title><svg:desc>12§display§{T \over T + {T \over Q} S } = { Q \over Q + S}§svg§600§FALSE§</svg:desc><draw:g draw:style-name="gr2"><draw:path draw:style-name="gr10" draw:text-style-name="P6" svg:width="1.2669in" svg:height="0.4169in" svg:x="0.0087in" svg:y="0.0087in" svg:viewBox="0 0 3219 1060" svg:d="M0 0c1073 0 2147 0 3219 0 0 354 0 706 0 1060-1072 0-2146 0-3219 0 0-354 0-706 0-1060z"><text:p/></draw:path><draw:path draw:style-name="gr11" draw:text-style-name="P7" svg:width="0.1126in" svg:height="0.1114in" svg:x="0.2335in" svg:y="0.0043in" svg:viewBox="0 0 287 284" svg:d="M169 29c4-11 5-15 10-16 5 0 18 0 26 0 43 0 63 1 63 34 0 7-3 23-4 35 0 1-1 6-1 7 0 2 1 6 5 6s6-4 6-10c3-24 8-49 12-73 0-2 1-6 1-7 0-5-5-5-12-5-78 0-156 0-234 0-10 0-11 0-13 8-9 26-17 50-26 75-1 0-2 6-2 7 0 2 1 5 5 5 3 0 5-3 7-10 23-65 34-72 96-72 6 0 11 0 17 0 12 0 12 1 12 5 0 2-3 7-3 8-19 76-37 150-56 226-4 15-5 20-50 20-15 0-18 0-18 7 0 5 4 5 7 5 12 0 24 0 35 0 12 0 24-1 36-1s24 1 34 1c12 0 26 0 38 0 3 0 9 0 9-8 0-4-3-4-14-4s-17 0-28-1c-12-1-15-2-15-10 1-3 0-2 2-8 18-74 37-150 55-224z"><text:p/></draw:path><draw:path draw:style-name="gr11" draw:text-style-name="P7" svg:width="0.5783in" svg:height="0.0063in" svg:x="0in" svg:y="0.1835in" svg:viewBox="0 0 1470 17" svg:d="M0 0c490 0 979 0 1470 0 0 6 0 11 0 17-491 0-980 0-1470 0 0-6 0-11 0-17z"><text:p/></draw:path><draw:path draw:style-name="gr11" draw:text-style-name="P7" svg:width="0.1126in" svg:height="0.1114in" svg:x="0.0039in" svg:y="0.2425in" svg:viewBox="0 0 287 284" svg:d="M170 29c3-12 5-15 10-16 4 0 18 0 26 0 44 0 62 1 62 34 0 7-2 23-3 33-1 3-1 8-1 9 0 2 1 6 5 6 5 0 5-4 6-10 3-24 8-49 12-73 0-2 0-6 0-7 0-5-4-5-11-5-78 0-156 0-234 0-11 0-11 0-13 8-9 24-17 50-25 74-2 1-4 7-4 8 0 2 2 5 6 5s5-3 7-10c23-65 34-72 96-72 5 0 11 0 16 0 12 0 12 1 12 5 0 2-1 7-1 8-20 76-38 150-57 226-3 15-5 19-50 19-16 0-18 0-18 8 0 5 5 5 7 5 12 0 24 0 35 0 12 0 24-1 36-1s24 1 35 1c12 0 25 0 37 0 3 0 8 0 8-8 0-5-3-5-14-5-10 0-16 0-27 0-12-1-15-2-15-10 0-3 0-2 1-8 19-74 37-150 56-224z"><text:p/></draw:path><draw:path draw:style-name="gr11" draw:text-style-name="P7" svg:width="0.1098in" svg:height="0.1094in" svg:x="0.1661in" svg:y="0.2583in" svg:viewBox="0 0 280 279" svg:d="M149 149c39 0 78 0 117 0 6 0 14 0 14-9 0-8-8-8-14-8-39 0-78 0-117 0 0-40 0-79 0-119 0-6 0-13-9-13-8 0-8 7-8 13 0 40 0 79 0 119-40 0-79 0-119 0-6 0-13 0-13 8 0 9 7 9 13 9 40 0 79 0 119 0 0 38 0 78 0 117 0 6 0 13 8 13 9 0 9-7 9-13 0-39 0-79 0-117z"><text:p/></draw:path><draw:path draw:style-name="gr11" draw:text-style-name="P7" svg:width="0.0866in" svg:height="0.078in" svg:x="0.352in" svg:y="0.2114in" svg:viewBox="0 0 221 199" svg:d="M131 20c2-8 2-8 8-9 3 0 12 0 18 0 18 0 27 0 34 2 13 4 13 12 13 23 0 5 0 8-1 24 0 1-1 2-1 4s2 4 4 4c5 0 5-3 6-8 3-19 6-37 9-56 0-4-4-4-10-4-60 0-121 0-181 0-7 0-8 0-10 6-6 18-13 35-19 53 0 1-1 3-1 5 0 1 0 4 5 4 3 0 5-2 6-7 18-48 27-50 72-50 3 0 8 0 12 0 9 0 9 0 9 2 0 1 0 3-1 7-13 52-25 104-38 155-4 11-4 13-35 13-11 0-13 0-13 7 1 2 0 4 5 4 8 0 16-1 25-1 8 0 17 0 25 0s18 0 26 0c9 1 17 1 26 1 2 0 7 0 7-6 0-5-4-5-12-5-6 0-12 0-18 0-10-1-11-2-11-6 0-2 0-2 1-7 13-51 27-103 40-155z"><text:p/></draw:path><draw:path draw:style-name="gr11" draw:text-style-name="P7" svg:width="0.1039in" svg:height="0.0063in" svg:x="0.3429in" svg:y="0.3098in" svg:viewBox="0 0 265 17" svg:d="M0 0c89 0 176 0 265 0 0 6 0 11 0 17-89 0-176 0-265 0 0-6 0-11 0-17z"><text:p/></draw:path><draw:path draw:style-name="gr11" draw:text-style-name="P7" svg:width="0.0874in" svg:height="0.1035in" svg:x="0.3512in" svg:y="0.3307in" svg:viewBox="0 0 223 264" svg:d="M116 224c0 19 4 40 28 40 36 0 53-51 53-58 0-1-1-3-4-3s-3 2-5 3c-6 21-26 27-36 27-12 0-18-5-24-29 53-18 95-71 95-122 0-47-32-82-85-82-71 0-138 66-138 132 0 47 35 80 85 80 6 0 16 0 31-3 0 4 0 9 0 15zM65 199c-15-5-37-20-37-60 0-19 7-57 33-91 18-23 47-40 75-40 32 0 60 22 60 65 0 30-15 94-69 120-5-18-13-31-30-31s-33 14-33 30c0 5 1 5 1 7zM116 198c-6 2-18 5-28 5-5 0-16 0-16-11 0-12 12-22 25-22 11 0 18 5 19 28z"><text:p/></draw:path><draw:path draw:style-name="gr11" draw:text-style-name="P7" svg:width="0.0984in" svg:height="0.1201in" svg:x="0.4756in" svg:y="0.2382in" svg:viewBox="0 0 251 306" svg:d="M251 4c0-2-1-4-5-4-2 0-2 0-8 6-8 8-14 16-21 24-11-19-32-30-60-30-53 0-104 48-104 100 0 33 23 52 44 59 16 4 30 8 46 11 15 5 38 11 38 46 0 37-35 77-75 77-28 0-75-10-75-62 0-10 3-20 3-22 1-2 1-3 1-3 0-5-3-5-5-5s-4 0-5 2c-1 1-25 97-25 99 0 3 2 4 5 4 2 0 2 0 7-6 7-9 14-17 22-24 18 24 46 30 70 30 58 0 107-57 107-108 0-29-14-43-20-49-10-10-16-12-54-22-9-2-24-6-28-7-12-4-26-16-26-38 0-34 35-70 74-70 35 0 60 18 60 65 0 13-1 21-1 24 1 1 0 3 5 3s5-1 7-8c7-31 16-61 23-92z"><text:p/></draw:path><draw:path draw:style-name="gr11" draw:text-style-name="P7" svg:width="0.1102in" svg:height="0.0382in" svg:x="0.6531in" svg:y="0.1681in" svg:viewBox="0 0 281 98" svg:d="M266 17c6 0 15 0 15-9 0-8-9-8-15-8-84 0-168 0-252 0-6 0-14 0-14 8 0 9 8 9 14 9 84 0 168 0 252 0zM266 98c6 0 15 0 15-8s-9-8-15-8c-84 0-168 0-252 0-6 0-14 0-14 8s8 8 14 8c84 0 168 0 252 0z"><text:p/></draw:path><draw:path draw:style-name="gr11" draw:text-style-name="P7" svg:width="0.1146in" svg:height="0.1488in" svg:x="1.0043in" svg:y="0in" svg:viewBox="0 0 292 379" svg:d="M164 294c65-24 128-100 128-181 0-67-45-113-108-113-92 0-184 96-184 193 0 71 47 113 108 113 11 0 25-1 41-6-1 26-1 26-1 32 0 13 0 47 34 47 51 0 71-78 71-83 0-2-3-3-5-3-3 0-4 2-4 4-11 30-35 40-50 40-20 0-26-11-30-43zM84 291c-32-13-47-46-47-84 0-30 11-88 43-134 30-43 70-62 101-62 42 0 73 32 73 89 0 42-21 140-92 179-2-14-6-45-37-45-23 0-43 21-43 43 0 8 2 13 2 14zM110 295c-6 0-19 0-19-18 0-17 16-34 34-34s25 11 25 36c0 6 0 8-4 9-12 5-24 7-36 7z"><text:p/></draw:path><draw:path draw:style-name="gr11" draw:text-style-name="P7" svg:width="0.4449in" svg:height="0.0063in" svg:x="0.839in" svg:y="0.1835in" svg:viewBox="0 0 1131 17" svg:d="M0 0c377 0 754 0 1131 0 0 6 0 11 0 17-377 0-754 0-1131 0 0-6 0-11 0-17z"><text:p/></draw:path><draw:path draw:style-name="gr11" draw:text-style-name="P7" svg:width="0.1138in" svg:height="0.1488in" svg:x="0.8476in" svg:y="0.2252in" svg:viewBox="0 0 290 379" svg:d="M163 294c66-24 127-100 127-180 0-68-44-114-106-114-92 0-184 96-184 194 0 70 47 112 107 112 11 0 25-1 42-6-3 26-3 27-3 32 0 13 0 47 36 47 50 0 70-78 70-82 0-3-2-4-5-4-2 0-3 2-5 4-9 30-34 41-49 41-19 0-25-12-30-44zM84 291c-34-13-48-46-48-84 0-28 12-88 43-134 31-43 71-62 102-62 42 0 72 32 72 89 0 42-21 141-92 181-1-16-6-46-37-46-22 0-42 20-42 42 0 8 2 13 2 14zM110 296c-6 0-20 0-20-19 0-17 16-34 34-34 16 0 26 11 26 36 0 6 0 8-5 9-11 5-24 8-35 8z"><text:p/></draw:path><draw:path draw:style-name="gr11" draw:text-style-name="P7" svg:width="0.1098in" svg:height="0.1102in" svg:x="1.0165in" svg:y="0.2453in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11" draw:text-style-name="P7" svg:width="0.098in" svg:height="0.1201in" svg:x="1.1819in" svg:y="0.2252in" svg:viewBox="0 0 250 306" svg:d="M250 5c0-1-2-5-5-5s-3 1-7 6c-8 8-14 16-21 24-11-19-33-30-60-30-54 0-104 49-104 100 0 33 21 54 43 59 16 4 30 9 46 12 15 4 38 10 38 45 0 37-34 77-76 77-26 0-73-9-73-62 0-9 1-20 3-22 0-2 0-3 0-3 0-5-3-5-5-5-3 0-3 0-4 2-2 2-25 98-25 99 0 3 1 4 4 4 2 0 3 0 8-6 7-9 13-17 20-24 18 24 47 30 71 30 58 0 108-55 108-108 0-29-14-43-21-49-10-10-16-11-53-21-10-3-25-7-29-8-11-4-25-16-25-38 0-34 33-70 73-70 35 0 61 18 61 65 0 14-2 21-2 24 2 1 0 5 6 5 3 0 5-2 6-9 7-31 15-61 23-92z"><text:p/></draw:path></draw:g></draw:g><text:s/>(d) <text:s/><draw:g text:anchor-type="as-char" svg:y="-0.2244in" draw:z-index="2" draw:name="Shape4" draw:style-name="gr9"><svg:title>TexMaths</svg:title><svg:desc>12§display§{T \over T + T} = 50\%§svg§600§FALSE§</svg:desc><draw:g draw:style-name="gr2"><draw:path draw:style-name="gr10" draw:text-style-name="P6" svg:width="0.9618in" svg:height="0.3343in" svg:x="0.0079in" svg:y="0.0087in" svg:viewBox="0 0 2444 850" svg:d="M1222 850c-407 0-815 0-1222 0 0-283 0-567 0-850 815 0 1629 0 2444 0 0 283 0 567 0 850-407 0-815 0-1222 0z"><text:p/></draw:path><draw:path draw:style-name="gr11" draw:text-style-name="P7" svg:width="0.1126in" svg:height="0.1118in" svg:x="0.165in" svg:y="0in" svg:viewBox="0 0 287 285" svg:d="M170 30c3-12 5-14 10-16 4-1 18-1 26-1 44 0 62 1 62 35 0 6-2 23-3 34-1 1-2 7-2 8 0 2 2 5 6 5 5 0 5-4 6-10 3-24 7-49 11-73 1-1 1-6 1-7 0-5-4-5-11-5-78 0-156 0-234 0-11 0-11 1-14 8-9 26-17 50-26 75 0 1-1 5-2 7 0 2 2 5 6 5s4-3 6-9c23-66 35-73 97-73 5 0 11 0 16 0 12 0 12 1 12 5 0 2-1 8-1 10-20 74-38 149-57 224-5 15-6 20-50 20-16 0-18 0-18 7 0 6 5 6 7 6 12 0 23-1 35-1s24 0 36 0 23 0 35 0 25 1 36 1c4 0 9 0 9-8 0-5-3-5-14-5s-16 0-27-1c-12-1-15-2-15-10 0-2 0-2 1-8 19-74 37-149 56-223z"><text:p/></draw:path><draw:path draw:style-name="gr11" draw:text-style-name="P7" svg:width="0.4429in" svg:height="0.0063in" svg:x="-0.0004in" svg:y="0.1795in" svg:viewBox="0 0 1126 17" svg:d="M563 17c-187 0-376 0-563 0 0-6 0-11 0-17 376 0 750 0 1126 0 0 6 0 11 0 17-187 0-376 0-563 0z"><text:p/></draw:path><draw:path draw:style-name="gr11" draw:text-style-name="P7" svg:width="0.1122in" svg:height="0.1118in" svg:x="0.0039in" svg:y="0.2252in" svg:viewBox="0 0 286 285" svg:d="M169 30c4-12 5-14 10-16 3-1 18-1 26-1 43 0 63 1 63 35 0 6-3 23-4 34 0 1-1 6-1 8s1 5 5 5 6-4 6-10c3-24 8-49 12-73 0-1 0-6 0-7 0-5-4-5-11-5-78 0-156 0-234 0-10 0-11 1-13 8-9 26-17 50-26 75-1 1-1 5-2 7 0 2 1 5 5 5 3 0 5-3 7-9 23-66 34-73 96-73 6 0 11 0 17 0 11 0 11 1 11 5 0 2-2 8-2 10-19 74-37 149-56 224-4 15-5 20-50 20-15 0-18 0-18 7 0 6 4 6 7 6 12 0 24-1 35-1 12 0 24 0 36 0s24 0 34 0c12 0 26 1 38 1 3 0 8 0 8-8 0-5-2-5-13-5s-17 0-28-1c-12-1-15-2-15-10 0-2 0-2 1-8 19-74 37-149 56-223z"><text:p/></draw:path><draw:path draw:style-name="gr11" draw:text-style-name="P7" svg:width="0.1102in" svg:height="0.1102in" svg:x="0.1657in" svg:y="0.2413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11" draw:text-style-name="P7" svg:width="0.1126in" svg:height="0.1118in" svg:x="0.3264in" svg:y="0.2252in" svg:viewBox="0 0 287 285" svg:d="M169 30c4-12 5-14 11-16 4-1 17-1 26-1 42 0 62 1 62 35 0 6-2 23-4 34 0 1-1 6-1 8s1 5 5 5 6-4 7-10c3-24 7-49 11-73 0-1 1-6 1-7 0-5-5-5-12-5-78 0-156 0-234 0-10 0-10 1-13 8-9 26-17 50-26 75 0 1-1 5-2 7 0 2 2 5 5 5 5 0 5-3 7-9 23-66 34-73 96-73 6 0 11 0 17 0 12 0 12 1 12 5 0 2-1 8-3 10-19 74-37 149-56 224-4 15-5 20-50 20-15 0-17 0-17 7 0 6 5 6 7 6 11 0 23-1 35-1 11 0 24 0 35 0 12 0 24 0 36 0s24 1 36 1c4 0 9 0 9-8 0-5-3-5-14-5s-16 0-28-1-15-2-15-10c1-2 0-2 2-8 18-74 37-149 55-223z"><text:p/></draw:path><draw:path draw:style-name="gr11" draw:text-style-name="P7" svg:width="0.1098in" svg:height="0.0382in" svg:x="0.5177in" svg:y="0.1634in" svg:viewBox="0 0 280 98" svg:d="M266 17c6 0 14 0 14-9 0-8-8-8-14-8-84 0-168 0-252 0-6 0-14 0-14 8 0 9 8 9 14 9 84 0 168 0 252 0zM266 98c6 0 14 0 14-8s-8-8-14-8c-84 0-168 0-252 0-6 0-14 0-14 8s8 8 14 8c84 0 168 0 252 0z"><text:p/></draw:path><draw:path draw:style-name="gr11" draw:text-style-name="P7" svg:width="0.0657in" svg:height="0.1138in" svg:x="0.6921in" svg:y="0.1134in" svg:viewBox="0 0 168 290" svg:d="M168 197c0-51-35-93-80-93-21 0-39 6-54 22 0-28 0-55 0-83 8 3 22 6 36 6 51 0 81-38 81-44 0-3-1-5-5-5-1 0-1 0-2 1-8 5-30 13-58 13-16 0-36-3-56-12-4-1-4-1-5-1-5 0-5 4-5 10 0 42 0 83 0 124 0 8 0 11 6 11 4 0 5-1 6-3 5-8 21-30 54-30 23 0 33 20 36 27 8 16 8 33 8 53 0 14 0 40-10 58-10 16-25 27-46 27-30 0-54-23-61-47 1 0 3 0 7 0 14 0 21-9 21-20 0-10-7-20-21-20-6 0-20 2-20 22 0 36 29 77 76 77 49 0 92-41 92-93z"><text:p/></draw:path><draw:path draw:style-name="gr11" draw:text-style-name="P7" svg:width="0.0697in" svg:height="0.1138in" svg:x="0.7732in" svg:y="0.1134in" svg:viewBox="0 0 178 290" svg:d="M178 146c0-33-3-67-17-98-19-41-54-48-72-48-25 0-55 12-73 50-14 29-16 63-16 96 0 31 2 70 19 101 18 35 49 43 70 43 23 0 55-9 73-49 13-29 16-62 16-95zM89 281c-17 0-41-11-49-51-5-25-5-65-5-89 0-27 0-55 3-77 9-51 40-54 51-54 14 0 42 7 50 49 4 24 4 55 4 82 0 32 0 60-5 87-6 41-30 53-49 53z"><text:p/></draw:path><draw:path draw:style-name="gr11" draw:text-style-name="P7" svg:width="0.1193in" svg:height="0.1331in" svg:x="0.8591in" svg:y="0.1in" svg:viewBox="0 0 304 339" svg:d="M265 16c3-4 4-5 4-8 0-4-5-8-9-8s-7 2-9 6c-21 29-49 40-81 40-28 0-55-11-78-33-8-7-16-13-30-13-32 0-62 35-62 84 0 51 30 85 62 85 30 0 54-37 54-84 0-6 0-26-8-48 28 16 48 18 64 18 32 0 52-13 56-14-64 93-126 188-190 282-3 4-3 7-3 8 0 5 5 8 8 8 5 0 5-2 9-7 70-105 142-211 213-316zM62 161c-8 0-36-6-36-76 0-71 28-75 36-75 22 0 44 31 44 74 0 45-22 77-44 77zM248 330c-8 0-36-6-36-76 0-69 28-75 36-75 23 0 45 31 45 75 0 46-22 76-45 76zM304 254c0-48-26-85-56-85-32 0-62 36-62 85 0 51 31 85 62 85 32 0 56-38 56-85z"><text:p/></draw:path></draw:g></draw:g></text:p>
      <text:p text:style-name="P2">(e) <draw:g text:anchor-type="as-char" svg:y="-0.2256in" draw:z-index="3" draw:name="Shape5" draw:style-name="gr9"><svg:title>TexMaths</svg:title><svg:desc>12§display§{T \over \infty} = 0 \%§svg§600§FALSE§</svg:desc><draw:g draw:style-name="gr2"><draw:path draw:style-name="gr10" draw:text-style-name="P6" svg:width="0.6016in" svg:height="0.3224in" svg:x="0.0087in" svg:y="0.0083in" svg:viewBox="0 0 1529 820" svg:d="M0 0c509 0 1019 0 1529 0 0 274 0 546 0 820-510 0-1020 0-1529 0 0-274 0-546 0-820z"><text:p/></draw:path><draw:path draw:style-name="gr11" draw:text-style-name="P7" svg:width="0.1126in" svg:height="0.1122in" svg:x="0.0268in" svg:y="0in" svg:viewBox="0 0 287 286" svg:d="M171 30c2-12 3-14 9-16 4-1 17-1 27-1 42 0 61 1 61 35 0 6-1 23-4 34 0 1-1 6-1 7 0 3 1 6 5 6 5 0 6-4 7-10 4-24 7-49 11-73 1-2 1-6 1-7 0-5-5-5-12-5-78 0-156 0-234 0-10 0-10 0-13 8-9 26-17 50-26 75 0 1-2 6-2 7 0 2 2 5 5 5 5 0 5-3 7-9 23-66 34-73 96-73 6 0 11 0 17 0 12 0 12 1 12 5 0 2-1 7-3 8-19 76-37 151-56 226-4 16-5 21-49 21-16 0-18 0-18 8 0 5 5 5 7 5 11 0 23-1 35-1 11 0 23 0 35 0 10 0 24 0 36 0s24 1 36 1c5 0 9 0 9-9 0-4-3-4-14-4s-16 0-28-2c-12-1-15-2-15-9 1-4 0-3 2-9 19-74 37-149 57-223z"><text:p/></draw:path><draw:path draw:style-name="gr11" draw:text-style-name="P7" svg:width="0.1654in" svg:height="0.0067in" svg:x="0in" svg:y="0.1791in" svg:viewBox="0 0 421 18" svg:d="M0 0c140 0 281 0 421 0 0 6 0 12 0 18-140 0-281 0-421 0 0-6 0-12 0-18z"><text:p/></draw:path><draw:path draw:style-name="gr11" draw:text-style-name="P7" svg:width="0.1476in" svg:height="0.0748in" svg:x="0.0091in" svg:y="0.2646in" svg:viewBox="0 0 376 191" svg:d="M191 72c-23-29-28-35-41-46-23-19-47-26-68-26-50 0-82 47-82 96 0 48 31 95 80 95 48 0 83-38 104-72 23 29 29 35 42 46 23 19 47 26 68 26 49 0 82-47 82-96 0-48-33-95-81-95-49 0-82 38-104 72zM203 86c17-30 48-73 96-73 44 0 67 45 67 82 0 42-29 76-66 76-24 0-43-18-51-27-11-11-21-24-46-58zM173 104c-17 31-48 74-96 74-45 0-67-45-67-82 0-42 28-76 64-76 26 0 45 18 53 27 11 11 21 24 46 57z"><text:p/></draw:path><draw:path draw:style-name="gr11" draw:text-style-name="P7" svg:width="0.1098in" svg:height="0.039in" svg:x="0.2417in" svg:y="0.1638in" svg:viewBox="0 0 280 100" svg:d="M265 17c8 0 15 0 15-9 0-8-7-8-13-8-84 0-170 0-254 0-6 0-13 0-13 8 0 9 7 9 14 9 84 0 167 0 251 0zM267 100c6 0 13 0 13-9 0-8-7-8-15-8-84 0-167 0-251 0-7 0-14 0-14 8 0 9 7 9 13 9 84 0 170 0 254 0z"><text:p/></draw:path><draw:path draw:style-name="gr11" draw:text-style-name="P7" svg:width="0.0697in" svg:height="0.1142in" svg:x="0.4134in" svg:y="0.1138in" svg:viewBox="0 0 178 291" svg:d="M178 147c0-34-1-68-17-99-19-41-54-48-71-48-25 0-56 12-74 50-14 29-16 63-16 97 0 31 2 69 19 102 18 33 49 42 70 42 23 0 55-9 73-50 15-28 16-61 16-94zM89 281c-16 0-41-11-49-50-4-26-4-65-4-89 0-28 0-56 2-78 9-51 40-54 51-54 14 0 42 7 50 49 4 24 4 56 4 83 0 31 0 60-5 86-6 41-30 53-49 53z"><text:p/></draw:path><draw:path draw:style-name="gr11" draw:text-style-name="P7" svg:width="0.1193in" svg:height="0.1335in" svg:x="0.4992in" svg:y="0.1in" svg:viewBox="0 0 304 340" svg:d="M265 16c3-4 4-5 4-8 0-4-4-8-8-8-5 0-6 2-10 6-20 29-49 40-79 40s-57-11-80-33c-8-7-16-13-30-13-32 0-62 35-62 84 0 52 30 85 62 85 30 0 54-37 54-84 0-6 0-26-8-48 28 16 48 18 64 18 32 0 54-13 56-14-63 94-126 187-190 282-3 5-3 7-3 8 0 5 3 9 8 9 4 0 5-1 9-6 70-107 143-213 213-318zM62 161c-8 0-36-6-36-76 0-71 28-75 36-75 23 0 45 31 45 74 0 46-23 77-45 77zM250 330c-9 0-37-5-37-75s27-76 37-76c21 0 43 31 43 76s-22 75-43 75zM304 255c0-48-25-86-55-86-32 0-62 36-62 86s30 85 62 85c31 0 55-37 55-85z"><text:p/></draw:path></draw:g></draw:g></text:p>
      <text:p text:style-name="P1">3. 和send無關，建立 receive A 和 receive B 兩個 threads。</text:p>
      <text:p text:style-name="P1">4. A=1, B=1, C=2, D=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 Mono" svg:font-family="'SF Mon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4" draw:display-name="Dashed (var)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3:13:45.474703710</meta:creation-date>
    <dc:date>2022-04-03T15:21:18.785207962</dc:date>
    <meta:editing-duration>PT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99" meta:character-count="279" meta:non-whitespace-character-count="219"/>
  </office:meta>
</office:document-meta>
</file>